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 style:list-style-name="L1">
      <style:text-properties fo:font-style="italic" style:font-style-asian="italic" style:font-style-complex="italic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Standard" style:list-style-name="L3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6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rtamento</text:p>
      <text:p text:style-name="P1"/>
      <text:p text:style-name="P1">Implementazione lato Server</text:p>
      <text:p text:style-name="Standard"/>
      <text:p text:style-name="Standard">Per comunicare con il server ed estrapolare i dati da stampare a schermo, il gruppo di lavoro ha fatto largo uso di codice PHP, costruendo file ad hoc separati dalla struttura HTML, sempre per rispettare il principio della separazione tra struttura, presentazione e comportamento.</text:p>
      <text:p text:style-name="Standard">Tutti i file PHP costruiti si possono suddividere in quattro tipologie:</text:p>
      <text:list xml:id="list1044596114536517553" text:style-name="L1">
        <text:list-item>
          <text:p text:style-name="P7">file di impaginazione<text:span text:style-name="T1">: sono i file che, a ogni caricamento di pagina, prendono i frammenti di codice HTML per costruire la pagina vera e propria.</text:span></text:p>
        </text:list-item>
        <text:list-item>
          <text:p text:style-name="P7">File di gestione dei dati: <text:span text:style-name="T1">sono i file usati dalle form per gestire i dati inseriti dall'utente nel sito.</text:span></text:p>
        </text:list-item>
        <text:list-item>
          <text:p text:style-name="P7">File validatori: <text:span text:style-name="T1">sono i file che controllano che i dati inseriti dall'utente siano corretti per poter essere mandati al server.</text:span></text:p>
        </text:list-item>
        <text:list-item>
          <text:p text:style-name="P7">File di utilità:<text:span text:style-name="T1"> sono i file che contengono diverse funzioni di utilità che tutti gli altri file possono richiamare per fornire supporto alle operazioni da svolgere.</text:span></text:p>
        </text:list-item>
      </text:list>
      <text:p text:style-name="P2"/>
      <text:p text:style-name="P3">File di impaginazione</text:p>
      <text:p text:style-name="P3"/>
      <text:p text:style-name="P4">I file di impaginazione sono richiamati ogni qualvolta il sito necessita di caricare una pagina web e si occupano di renderizzarla, prendendo i file .html necessari e stampando a schermo i loro contenuti. Per caricare i contenuti della pagina, i file di impaginazione operano con due funzioni pricipali:</text:p>
      <text:list xml:id="list1818786310608169433" text:style-name="L2">
        <text:list-item>
          <text:p text:style-name="P8"><text:span text:style-name="T3">file_get_contents()</text:span><text:span text:style-name="T4">: è una funzione di libreria standard che legge il contenuto di un file e lo trasforma in una stringa su cui si può operare.</text:span></text:p>
        </text:list-item>
        <text:list-item>
          <text:p text:style-name="P9"><text:span text:style-name="T2">str_replace()</text:span><text:span text:style-name="T4">: <text:s/>è una funzione di libreria standard che sostituisce una stringa con un altra.</text:span></text:p>
        </text:list-item>
      </text:list>
      <text:p text:style-name="P6"><text:span text:style-name="T2">str_replace()</text:span><text:span text:style-name="T4"> è spesso utilizzata per sostituire i </text:span><text:span text:style-name="T7">placeholders</text:span><text:span text:style-name="T4"> con stringhe di contenuto generato dinamicamente. Oltre alle due funzioni citate sopra, viene utilizzata anche una funzione costruita dal gruppo di lavoro, chiamata </text:span><text:span text:style-name="T2">template_replace()</text:span><text:span text:style-name="T4"> per utilizzare i file .html che implementano contento sotto forma di template.</text:span></text:p>
      <text:p text:style-name="P10">Alcuni file, oltre a renderizzare le pagine, lanciano anche interrogazioni al database, utilizzando funzioni create ad hoc, e operano i risultati per stampare dinamicamente dei dati a schermo. I file che fanno questo tipo di operazioni sono:</text:p>
      <text:list xml:id="list8239621344873674263" text:style-name="L3">
        <text:list-item>
          <text:p text:style-name="P12"><text:span text:style-name="T8">index.php, calendario.php, biglietteria.php, checkout.php, dashboard.php, dashboard_admin.php, add_match.php, edit_match.php</text:span><text:span text:style-name="T6"> per costruire le tabelle delle gare.</text:span></text:p>
        </text:list-item>
        <text:list-item>
          <text:p text:style-name="P12"><text:span text:style-name="T8">index.php e news.php</text:span><text:span text:style-name="T6"> per stampare a schermo gli articoli di notizie della società.</text:span></text:p>
        </text:list-item>
      </text:list>
      <text:p text:style-name="P10"/>
      <text:p text:style-name="P11">File di gestione dei dati</text:p>
      <text:p text:style-name="P10"/>
      <text:p text:style-name="P5"><text:span text:style-name="T5">I file di gestione dei dati sono richiamati dalle form del sito ogni qualvolta l'utilizzatore del sito clicca sul pulsante "Submit" per caricare i dati sul server. A differenza dei file di impaginazione, che effettuano interrogazioni al database con </text:span>select<text:span text:style-name="T5">, questi file si occupano di inserire dati con </text:span>insert<text:span text:style-name="T5"> o </text:span>update<text:span text:style-name="T5"> e cancellare dati con </text:span>delete<text:span text:style-name="T5">. I file che effettuano queste operazioni sono:</text:span></text:p>
      <text:list xml:id="list872995837040956374" text:style-name="L4">
        <text:list-item>
          <text:p text:style-name="P14">add_acquisto.php, add_match.php, edit_match.php, edit_pass.php, login.php, signup.php<text:span text:style-name="T5"> che utilizzano variabili di tipo $_POST per caricare i dati nel server con maggiore sicurezza, senza mettere dati sensibili nella querystring. Alcuni file utilizzano anche variabili di tipo $_SESSION per utilizzare anche dati che provengono da altre pagine.</text:span></text:p>
        </text:list-item>
        <text:list-item>
          <text:p text:style-name="P14">cashback_ticket.php, del_match.php<text:span text:style-name="T5"> che utilizzano variabili di tipo $_GET.</text:span></text:p>
        </text:list-item>
        <text:list-item>
          <text:p text:style-name="P14">add_article.php<text:span text:style-name="T5"> che, oltre ad utilizzare variabili di tipo $_POST, utilizza anche variabili di tipo $_FILES per caricare file di immagine all'interno del server.</text:span></text:p>
        </text:list-item>
      </text:list>
      <text:p text:style-name="P5"><text:span text:style-name="T5">Oltre a questi file, tra i file di gestione, esiste anche un file, chiamato </text:span>logout.php<text:span text:style-name="T5">, che server per </text:span><text:soft-page-break/><text:span text:style-name="T5">chiudere una sessione in corso e cancellare tutte le variabili di tipo $_SESSION.</text:span></text:p>
      <text:p text:style-name="P10"/>
      <text:p text:style-name="P11">File validatori</text:p>
      <text:p text:style-name="P11"/>
      <text:p text:style-name="P10">I file validatori forniscono il codice necessario per controllare tutti i dati inseriti nelle form prima che questi vengano caricati nel database. Questi file vengono inclusi dentro i file di gestione dei dati attraverso un comando di <text:span text:style-name="T9">include()</text:span> e svolgono i loro controlli prima che i file di gestione effettuano le loro operazioni sul database. I file che effettuano queste operazioni sono:</text:p>
      <text:list xml:id="list4798563948856701005" text:style-name="L5">
        <text:list-item>
          <text:p text:style-name="P15">val_edit_pass.php, val_login.php, val_signup.php<text:span text:style-name="T5"> che controllano i dati inseriti dall'utilizzatore del sito mediante l'uso di espressioni regolari.</text:span></text:p>
        </text:list-item>
        <text:list-item>
          <text:p text:style-name="P15">val_match.php<text:span text:style-name="T5"> che controlla che i dati inseriti siano consistenti con quelli all'interno del database.</text:span></text:p>
        </text:list-item>
        <text:list-item>
          <text:p text:style-name="P15">val_add_article.php<text:span text:style-name="T5"> che controlla che il file abbia la giusta estensione e che non occupi troppo spazio per non appesantire il sito quando questi file vengo caricati dal server.</text:span></text:p>
        </text:list-item>
      </text:list>
      <text:p text:style-name="P5"><text:span text:style-name="T5">Se uno dei controlli fatti non viene superato, i file validatori lanciano un eccezione con un errore da stampare, altrimenti passano il controllo ai file di gestione dei dati per effettuare le operazioni sul database.</text:span></text:p>
      <text:p text:style-name="P5"><text:span text:style-name="T5"/></text:p>
      <text:p text:style-name="P17"><text:span text:style-name="T5">File di utilità</text:span></text:p>
      <text:p text:style-name="P17"><text:span text:style-name="T5"/></text:p>
      <text:p text:style-name="P5"><text:span text:style-name="T5">I file di utilità forniscono a tutti i file sopra citati delle funzioni di supporto per effettuare tutte le operazione sul sito internet. Questi file vengono richiamati dagli altri attraverso il comando di </text:span>require_once()<text:span text:style-name="T5"> per evitare che essi vengano richiamati più di una volta. Essi sono:</text:span></text:p>
      <text:list xml:id="list6801757132682404031" text:style-name="L6">
        <text:list-item>
          <text:p text:style-name="P16">DBAccess.php<text:span text:style-name="T5">: questo file fornisce tutti gli strumenti per poter comunicare con il database. La connessione al database è realizzata attraverso una classe PDO (PHP Data Object) che, oltre a fornire le credenziali di accesso attraverso campi dati statici, fornisce funzioni per aprire e chiudere la connessione (</text:span>openDBConnection()<text:span text:style-name="T5"> e </text:span>closeDBConnection()<text:span text:style-name="T5">) e per effettuare le dovute query al database (</text:span>DBSelectQuery(), DBQuery(), easyDBSelectQuery(), easyDBQuery()<text:span text:style-name="T5">).</text:span></text:p>
        </text:list-item>
        <text:list-item>
          <text:p text:style-name="P16">Session.php<text:span text:style-name="T5">: questo file fornisce funzioni per gestire la sessione in corso nel sito. Esso ha una funzione per aprire una sessione (</text:span>session_start()<text:span text:style-name="T5">), una funzione per controllare se l'utente è ancora loggato (</text:span>userLoggedIn()<text:span text:style-name="T5">), e due per controllare se l'utilizzatore del sito è un utente normale oppure un amministratore (</text:span>loginGuard() e adminGuard()<text:span text:style-name="T5">).</text:span></text:p>
        </text:list-item>
        <text:list-item>
          <text:p text:style-name="P16">Tables.php<text:span text:style-name="T5">: questo file fornisce funzioni per costruire le varie tabelle all'interno del sito partendo dalla struttura indicata dai file .html all'interno della cartella html/tables. Le funzioni sono </text:span>buildHomeTable()<text:span text:style-name="T5"> per costruire la tabella nella pagina Home, </text:span>buildCalendarTable()<text:span text:style-name="T5"> per costruire la tabella nella pagina Calendario, </text:span>buildBiglietteriaTable()<text:span text:style-name="T5"> per costruire la tabella nella pagina Biglietteria, </text:span>buildAdminDaschboardTable()<text:span text:style-name="T5"> per costruire la tabella nella pagina riservata all'amministratore, </text:span>buildDashboardTable()<text:span text:style-name="T5"> per costruire la tabella nella pagina dell'area personale.</text:span></text:p>
        </text:list-item>
        <text:list-item>
          <text:p text:style-name="P16">Utils.php<text:span text:style-name="T5">: questo file fornisce funzioni di supporto di vario genere. Esse sono </text:span>addFormError(), handleFormErrors(), validationErrorOccured(), notAnEntrypoint(), load_fatal_erro()<text:span text:style-name="T5"> per gestire vari errori da stampare nel sito, </text:span>is_uppercase()<text:span text:style-name="T5"> che contiene un espressione regolare per controllare che il testo inserito dall'utente sia in maiuscolo, </text:span>successMessage()<text:span text:style-name="T5"> per stampare a schermo un messaggio quando le operazione delle form sono andate a buon fine, </text:span>saveFormValues()<text:span text:style-name="T5"> per salvare su una variabile $_SESSION i dati di una form per riempirla nuovamente con </text:span>fillBackForm()<text:span text:style-name="T5">, </text:span>sanitizePlaceholders()<text:span text:style-name="T5"> per togliere i placeholders non utilizzati in fase di rendering della pagina, </text:span>sanitazeInput()<text:span text:style-name="T5"> per pulire gli imput delle form da spazi inuti e da tag html, </text:span>setEntrypoint()<text:span text:style-name="T5"> per inizializzare una variabile di sessione per gestire le violazioni di accesso, </text:span>template_replace()<text:span text:style-name="T5"> utilizzati dai file di impaginazione per utilizzare i template in html, </text:span>throw_50X()<text:span text:style-name="T5"> lancia un errore del server </text:span><text:soft-page-break/><text:span text:style-name="T5">interno e </text:span>clearErrors()<text:span text:style-name="T5"> cancella i le variabili di sessione che tengono traccia degli errori da viualizzare.</text:span></text:p>
        </text:list-item>
      </text:list>
      <text:p text:style-name="P5"><text:span text:style-name="T5"/></text:p>
      <text:p text:style-name="P17"><text:span text:style-name="T5">Implementazione lato client</text:span></text:p>
      <text:p text:style-name="P17"><text:span text:style-name="T5"/></text:p>
      <text:p text:style-name="P10">Il gruppo di lavoro ha sviluppato con il linguaggio Javascript soltanto un file, denominato <text:span text:style-name="T9">script.js</text:span>, contenente vari script che si limitano a effettuare controlli sui dati inseriti dall'utente, fornendo vari messaggi per aiutare l'utente a compilare correttamente le form. Si è cercato di usare il meno possibile codice javascript per migliorare l'accessibilità del s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8M9S</meta:editing-duration>
    <meta:editing-cycles>5</meta:editing-cycles>
    <meta:generator>OpenOffice/4.1.11$Win32 OpenOffice.org_project/4111m1$Build-9808</meta:generator>
    <dc:date>2022-05-30T00:12:26.88</dc:date>
    <dc:creator>Edoardo Retis</dc:creator>
    <meta:document-statistic meta:table-count="0" meta:image-count="0" meta:object-count="0" meta:page-count="3" meta:paragraph-count="36" meta:word-count="1131" meta:character-count="7744"/>
    <meta:user-defined meta:name="Info 1"/>
    <meta:user-defined meta:name="Info 2"/>
    <meta:user-defined meta:name="Info 3"/>
    <meta:user-defined meta:name="Info 4"/>
  </office:meta>
</office:document-meta>
</file>